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Ontwikkeling Periode 3 – GD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ah van der Kaap</meta:initial-creator>
    <dc:creator>Noah van der Kaap</dc:creator>
    <meta:creation-date>2021-01-31T10:25:00Z</meta:creation-date>
    <dc:date>2021-01-31T10:26:00Z</dc:date>
    <meta:template xlink:href="Normal.dotm" xlink:type="simple"/>
    <meta:editing-cycles>1</meta:editing-cycles>
    <meta:editing-duration>PT60S</meta:editing-duration>
    <meta:document-statistic meta:page-count="1" meta:paragraph-count="1" meta:word-count="4" meta:character-count="28" meta:row-count="1" meta:non-whitespace-character-count="25"/>
  </office:meta>
</office:document-meta>
</file>